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82a80d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0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2" style:family="paragraph" style:parent-style-name="Standard">
      <style:text-properties fo:font-weight="bold" officeooo:rsid="002d92aa" officeooo:paragraph-rsid="00861065" style:font-weight-asian="bold" style:font-weight-complex="bold"/>
    </style:style>
    <style:style style:name="P33" style:family="paragraph" style:parent-style-name="Standard">
      <style:text-properties fo:font-weight="bold" officeooo:rsid="00325192" officeooo:paragraph-rsid="00842ed0" style:font-weight-asian="bold" style:font-weight-complex="bold"/>
    </style:style>
    <style:style style:name="P34" style:family="paragraph" style:parent-style-name="Standard">
      <style:text-properties fo:font-weight="bold" officeooo:rsid="00861065" officeooo:paragraph-rsid="00861065" style:font-weight-asian="bold" style:font-weight-complex="bold"/>
    </style:style>
    <style:style style:name="P35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6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7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38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39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40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41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42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3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4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5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6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7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48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49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50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51" style:family="paragraph" style:parent-style-name="Standard">
      <style:text-properties fo:font-weight="normal" officeooo:rsid="00196b33" officeooo:paragraph-rsid="0076a7fb" style:font-weight-asian="normal" style:font-weight-complex="normal"/>
    </style:style>
    <style:style style:name="P52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3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4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5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6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62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3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4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5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6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7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68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69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P70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P71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72" style:family="paragraph" style:parent-style-name="Standard">
      <style:text-properties fo:font-weight="normal" officeooo:rsid="00383690" officeooo:paragraph-rsid="0076a7fb" style:font-weight-asian="normal" style:font-weight-complex="normal"/>
    </style:style>
    <style:style style:name="P73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74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75" style:family="paragraph" style:parent-style-name="Standard">
      <style:text-properties officeooo:rsid="000989c2" officeooo:paragraph-rsid="000989c2"/>
    </style:style>
    <style:style style:name="P76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77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78" style:family="paragraph" style:parent-style-name="Standard">
      <style:paragraph-properties fo:break-before="page"/>
      <style:text-properties fo:font-weight="normal" officeooo:rsid="00204bde" officeooo:paragraph-rsid="0062afd0" style:font-weight-asian="normal" style:font-weight-complex="normal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P84" style:family="paragraph" style:parent-style-name="Standard">
      <style:text-properties fo:font-weight="normal" officeooo:rsid="00861065" officeooo:paragraph-rsid="00861065" style:font-weight-asian="normal" style:font-weight-complex="normal"/>
    </style:style>
    <style:style style:name="P85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P86" style:family="paragraph" style:parent-style-name="Standard">
      <style:text-properties fo:font-weight="normal" officeooo:rsid="002d92aa" officeooo:paragraph-rsid="00883f1d" style:font-weight-asian="normal" style:font-weight-complex="normal"/>
    </style:style>
    <style:style style:name="P87" style:family="paragraph" style:parent-style-name="Standard">
      <style:text-properties fo:font-weight="bold" officeooo:rsid="002d92aa" officeooo:paragraph-rsid="00883f1d" style:font-weight-asian="bold" style:font-weight-complex="bold"/>
    </style:style>
    <style:style style:name="P88" style:family="paragraph" style:parent-style-name="Standard">
      <style:text-properties fo:font-weight="bold" officeooo:rsid="00196b33" officeooo:paragraph-rsid="008a39c3" style:font-weight-asian="bold" style:font-weight-complex="bold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7ca6d0" style:font-weight-asian="normal" style:font-weight-complex="normal"/>
    </style:style>
    <style:style style:name="T26" style:family="text">
      <style:text-properties fo:font-weight="normal" officeooo:rsid="007e2266" style:font-weight-asian="normal" style:font-weight-complex="normal"/>
    </style:style>
    <style:style style:name="T27" style:family="text">
      <style:text-properties fo:font-weight="normal" officeooo:rsid="007e70c5" style:font-weight-asian="normal" style:font-weight-complex="normal"/>
    </style:style>
    <style:style style:name="T28" style:family="text">
      <style:text-properties fo:font-weight="normal" officeooo:rsid="00861065" style:font-weight-asian="normal" style:font-weight-complex="normal"/>
    </style:style>
    <style:style style:name="T29" style:family="text">
      <style:text-properties fo:font-weight="normal" officeooo:rsid="0086237e" style:font-weight-asian="normal" style:font-weight-complex="normal"/>
    </style:style>
    <style:style style:name="T30" style:family="text">
      <style:text-properties fo:font-weight="normal" officeooo:rsid="002d92aa" style:font-weight-asian="normal" style:font-weight-complex="normal"/>
    </style:style>
    <style:style style:name="T31" style:family="text">
      <style:text-properties officeooo:rsid="000a5bca"/>
    </style:style>
    <style:style style:name="T32" style:family="text">
      <style:text-properties officeooo:rsid="000c49fe"/>
    </style:style>
    <style:style style:name="T33" style:family="text">
      <style:text-properties officeooo:rsid="000e1e6f"/>
    </style:style>
    <style:style style:name="T34" style:family="text">
      <style:text-properties officeooo:rsid="0017dbf1"/>
    </style:style>
    <style:style style:name="T35" style:family="text">
      <style:text-properties officeooo:rsid="001a40d6"/>
    </style:style>
    <style:style style:name="T36" style:family="text">
      <style:text-properties officeooo:rsid="001fdd7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196b33" style:font-weight-asian="bold" style:font-weight-complex="bold"/>
    </style:style>
    <style:style style:name="T39" style:family="text">
      <style:text-properties officeooo:rsid="00204bde"/>
    </style:style>
    <style:style style:name="T40" style:family="text">
      <style:text-properties officeooo:rsid="001ec69d"/>
    </style:style>
    <style:style style:name="T41" style:family="text">
      <style:text-properties officeooo:rsid="000f7824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018fc56"/>
    </style:style>
    <style:style style:name="T44" style:family="text">
      <style:text-properties officeooo:rsid="0030c882"/>
    </style:style>
    <style:style style:name="T45" style:family="text">
      <style:text-properties officeooo:rsid="00383690"/>
    </style:style>
    <style:style style:name="T46" style:family="text">
      <style:text-properties officeooo:rsid="00458426"/>
    </style:style>
    <style:style style:name="T47" style:family="text">
      <style:text-properties officeooo:rsid="00464044"/>
    </style:style>
    <style:style style:name="T48" style:family="text">
      <style:text-properties officeooo:rsid="00521e03"/>
    </style:style>
    <style:style style:name="T49" style:family="text">
      <style:text-properties officeooo:rsid="007ec136"/>
    </style:style>
    <style:style style:name="T50" style:family="text">
      <style:text-properties officeooo:rsid="007fdbd8"/>
    </style:style>
    <style:style style:name="T51" style:family="text">
      <style:text-properties officeooo:rsid="0081d860"/>
    </style:style>
    <style:style style:name="T52" style:family="text">
      <style:text-properties officeooo:rsid="0007b186"/>
    </style:style>
    <style:style style:name="T53" style:family="text">
      <style:text-properties officeooo:rsid="008610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Catalogue</text:p>
      <text:p text:style-name="P76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75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5"><text:tab/>1_ones_processor</text:p>
      <text:p text:style-name="P35"><text:tab/>2_Shift_bits</text:p>
      <text:p text:style-name="P35"><text:tab/>3_Char_to_binary</text:p>
      <text:p text:style-name="P35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42"><text:tab/><text:tab/>Print askii symbols</text:p>
      <text:p text:style-name="P42"><text:tab/><text:tab/>Print text file</text:p>
      <text:p text:style-name="P42"><text:tab/><text:tab/>Print hex file with strings</text:p>
      <text:p text:style-name="P42"><text:tab/><text:tab/>Defining text messages and reading program memory</text:p>
      <text:p text:style-name="P42"><text:tab/><text:tab/>Print the askii table</text:p>
      <text:p text:style-name="P42"><text:tab/><text:tab/>Lower to upper case conversion</text:p>
      <text:p text:style-name="P42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31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3"><text:tab/><text:tab/>Print out columns of numbers <text:s/>(2 examples)</text:p>
      <text:p text:style-name="P43"><text:tab/><text:tab/>Generate an array of random numbers and print them out in numerical order</text:p>
      <text:p text:style-name="P5"><text:span text:style-name="T5"><text:tab/></text:span><text:span text:style-name="T32">3_String_to_Bin</text:span></text:p>
      <text:p text:style-name="P5"><text:tab/><text:tab/><text:span text:style-name="T5">Enter numbers at keyboard</text:span></text:p>
      <text:p text:style-name="P43"><text:tab/><text:tab/>Enter the numbers 2, 4, 8, 16, 32, 64………………</text:p>
      <text:p text:style-name="P43"><text:tab/><text:tab/>Enter numbers at the keyboard and re-order them (smallest to largest)</text:p>
      <text:p text:style-name="P6"><text:span text:style-name="T5"><text:tab/></text:span><text:span text:style-name="T8">4</text:span><text:span text:style-name="T32">_Char_numbers</text:span></text:p>
      <text:p text:style-name="P22"><text:tab/>5_Hex_numbers</text:p>
      <text:p text:style-name="P7"><text:span text:style-name="T8"><text:tab/></text:span><text:span text:style-name="T34">6_Simple Division</text:span></text:p>
      <text:p text:style-name="P5"/>
      <text:p text:style-name="P5">4_Display_Driver_Basic</text:p>
      <text:p text:style-name="P36"><text:tab/>1_Segment_driver</text:p>
      <text:p text:style-name="P36"><text:span text:style-name="T33"><text:tab/>2</text:span>_Segment_driver</text:p>
      <text:p text:style-name="P36"><text:tab/>3_Numerical_entry</text:p>
      <text:p text:style-name="P36"><text:soft-page-break/><text:tab/>4_Num_from_KBD</text:p>
      <text:p text:style-name="P36"><text:tab/>5_Moving_display</text:p>
      <text:p text:style-name="P36"><text:tab/>6_Random_num_display</text:p>
      <text:p text:style-name="P38"><text:tab/></text:p>
      <text:p text:style-name="P12">5_Interrupts</text:p>
      <text:p text:style-name="P38"><text:tab/>1_Interrupt_basic<text:tab/><text:tab/><text:span text:style-name="T33">(4 simple examples)</text:span></text:p>
      <text:p text:style-name="P38"><text:tab/>2_Pin_Change_Interrupt<text:tab/><text:span text:style-name="T33">(Reaction time tester)</text:span></text:p>
      <text:p text:style-name="P38"><text:tab/>3_reaction_time_tester</text:p>
      <text:p text:style-name="P38"><text:tab/>4_File_download_with_interrupt</text:p>
      <text:p text:style-name="P38"><text:tab/><text:span text:style-name="T33">5</text:span>_File_download_with_interrupt</text:p>
      <text:p text:style-name="P38"><text:tab/>6_Roots_with_interrupt</text:p>
      <text:p text:style-name="P38"/>
      <text:p text:style-name="P20">6_Timers</text:p>
      <text:p text:style-name="P20"><text:tab/>6<text:span text:style-name="T3">A_String_only_clock</text:span></text:p>
      <text:p text:style-name="P39"><text:tab/>6B_calculator_based_clock</text:p>
      <text:p text:style-name="P39"><text:tab/>6C_mini_OS_clock</text:p>
      <text:p text:style-name="P39"><text:tab/>6D_mini_OS_clock_with_adjustment</text:p>
      <text:p text:style-name="P39"><text:tab/>6E_Stand_a_lone_clock</text:p>
      <text:p text:style-name="P39"><text:tab/>6F_Stop_watch</text:p>
      <text:p text:style-name="P44"/>
      <text:p text:style-name="P20"><text:span text:style-name="T41">7</text:span>_Some_arithmetic</text:p>
      <text:p text:style-name="P39"><text:tab/><text:span text:style-name="T42">A_Integer_numbers</text:span></text:p>
      <text:p text:style-name="P39"><text:tab/>B_Prime_numbers</text:p>
      <text:p text:style-name="P39"><text:tab/>C_Prime_factors</text:p>
      <text:p text:style-name="P39"><text:tab/>D_Prime_Num_array</text:p>
      <text:p text:style-name="P39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7"/>
      <text:p text:style-name="P37"/>
      <text:p text:style-name="P37"/>
      <text:p text:style-name="P76"/>
      <text:p text:style-name="P77">Final Tests</text:p>
      <text:p text:style-name="P45"/>
      <text:p text:style-name="P8">0_project_zero<text:span text:style-name="T3"><text:tab/></text:span><text:span text:style-name="T9">Comments OK</text:span></text:p>
      <text:p text:style-name="P49"><text:tab/><text:tab/><text:tab/>Hex files<text:tab/><text:span text:style-name="T35">All OK</text:span></text:p>
      <text:p text:style-name="P50"><text:tab/><text:tab/><text:tab/><text:span text:style-name="T45">PDF files<text:tab/>0_project_zero_A <text:s text:c="4"/>Time date stamp has changed</text:span></text:p>
      <text:p text:style-name="P71"><text:tab/><text:tab/><text:tab/><text:tab/><text:tab/>0_project_zero_B <text:s text:c="4"/></text:p>
      <text:p text:style-name="P50"><text:tab/><text:tab/><text:tab/><text:tab/><text:tab/><text:span text:style-name="T45">0_project_zero_C <text:s text:c="4"/></text:span></text:p>
      <text:p text:style-name="P51"><text:tab/><text:tab/><text:tab/><text:tab/><text:tab/><text:span text:style-name="T45">0_project_zero_D</text:span></text:p>
      <text:p text:style-name="P72"><text:tab/><text:tab/><text:tab/>Image files A, B, C, D<text:tab/>OK 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28"><text:span text:style-name="T18"><text:tab/><text:tab/><text:tab/></text:span><text:span text:style-name="T25">Image files<text:tab/></text:span><text:span text:style-name="T26">A, B, C, </text:span><text:span text:style-name="T27">D, E, F<text:tab/>OK </text:span></text:p>
      <text:p text:style-name="P73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52"><text:tab/><text:tab/><text:tab/>Hex Files<text:tab/><text:span text:style-name="T36">All OK</text:span></text:p>
      <text:p text:style-name="P52"><text:tab/><text:tab/><text:tab/><text:span text:style-name="T46">PDF files<text:tab/>All OK Printed on A3</text:span></text:p>
      <text:p text:style-name="P52"><text:tab/><text:tab/><text:tab/><text:span text:style-name="T49">No image files: Supply PDF and hex files.</text:span></text:p>
      <text:p text:style-name="P52"/>
      <text:p text:style-name="P29">3_Receiver_Transmitter_Basic<text:tab/><text:tab/><text:span text:style-name="T50">ALL image files OK</text:span></text:p>
      <text:p text:style-name="P29"><text:tab/>1_askii_code</text:p>
      <text:p text:style-name="P29"><text:tab/><text:tab/><text:span text:style-name="T14">Comments OK</text:span></text:p>
      <text:p text:style-name="P56"><text:tab/><text:tab/><text:span text:style-name="T40">Hex Files<text:tab/>All OK</text:span></text:p>
      <text:p text:style-name="P56"><text:tab/><text:tab/><text:span text:style-name="T47">PDF files<text:tab/>All OK</text:span></text:p>
      <text:p text:style-name="P29"/>
      <text:p text:style-name="P29"><text:tab/>2_Bin_to_String</text:p>
      <text:p text:style-name="P29"><text:tab/><text:tab/><text:span text:style-name="T14">Comments OK</text:span></text:p>
      <text:p text:style-name="P57"><text:tab/><text:tab/><text:span text:style-name="T40">Hex Files<text:tab/>All OK</text:span></text:p>
      <text:p text:style-name="P58"><text:tab/><text:tab/><text:span text:style-name="T47">PDF files<text:tab/>All OK</text:span></text:p>
      <text:p text:style-name="P55"/>
      <text:p text:style-name="P29"><text:tab/>3_String_to_Bin</text:p>
      <text:p text:style-name="P29"><text:tab/><text:tab/><text:span text:style-name="T14">Comments OK</text:span></text:p>
      <text:p text:style-name="P59"><text:tab/><text:tab/><text:span text:style-name="T40">Hex Files<text:tab/>All OK</text:span></text:p>
      <text:p text:style-name="P60"><text:tab/><text:tab/><text:span text:style-name="T47">PDF files<text:tab/>All OK</text:span></text:p>
      <text:p text:style-name="P29"/>
      <text:p text:style-name="P29"><text:tab/>4_Char_numbers</text:p>
      <text:p text:style-name="P29"><text:tab/><text:tab/><text:span text:style-name="T14">Comments OK</text:span></text:p>
      <text:p text:style-name="P61"><text:tab/><text:span text:style-name="T40">Hex File<text:tab/>OK</text:span></text:p>
      <text:p text:style-name="P74"><text:tab/>PDF file<text:tab/>OK</text:p>
      <text:p text:style-name="P29"/>
      <text:p text:style-name="P29"><text:tab/>5_Hex_numbers</text:p>
      <text:p text:style-name="P29"><text:tab/><text:tab/><text:span text:style-name="T14">Comments OK</text:span></text:p>
      <text:p text:style-name="P64"><text:tab/><text:span text:style-name="T40">Hex File<text:tab/>OK</text:span></text:p>
      <text:p text:style-name="P64"><text:tab/><text:span text:style-name="T48">PDF file<text:tab/>OK</text:span></text:p>
      <text:p text:style-name="P29"/>
      <text:p text:style-name="P29"><text:soft-page-break/><text:tab/>6_Simple_division</text:p>
      <text:p text:style-name="P29"><text:tab/><text:tab/><text:span text:style-name="T14">Comments OK</text:span></text:p>
      <text:p text:style-name="P63"><text:tab/><text:span text:style-name="T40">Hex File<text:tab/>OK</text:span></text:p>
      <text:p text:style-name="P63"><text:tab/><text:span text:style-name="T48">PDF file<text:tab/>OK</text:span></text:p>
      <text:p text:style-name="P29"/>
      <text:p text:style-name="P29"><text:tab/>7_Screen_saver</text:p>
      <text:p text:style-name="P29"><text:tab/><text:tab/><text:span text:style-name="T14">Comments OK</text:span></text:p>
      <text:p text:style-name="P62"><text:tab/><text:span text:style-name="T40">Hex File<text:tab/>OK</text:span></text:p>
      <text:p text:style-name="P62"><text:tab/><text:span text:style-name="T48">PDF file<text:tab/>OK</text:span></text:p>
      <text:p text:style-name="P45"/>
      <text:p text:style-name="P45"><text:tab/><text:span text:style-name="T37">8_Integer_numbers</text:span></text:p>
      <text:p text:style-name="P45"><text:span text:style-name="T37"><text:tab/><text:tab/></text:span><text:span text:style-name="T39">Comments OK</text:span></text:p>
      <text:p text:style-name="P61"><text:tab/><text:span text:style-name="T40">Hex File<text:tab/>OK</text:span></text:p>
      <text:p text:style-name="P61"><text:tab/><text:span text:style-name="T48">PDF file<text:tab/>OK</text:span></text:p>
      <text:p text:style-name="P61"/>
      <text:p text:style-name="P61"/>
      <text:p text:style-name="P9">4_Display_Driver_Basic<text:span text:style-name="T3"><text:tab/></text:span><text:span text:style-name="T15">Use A3 C files only<text:tab/><text:tab/></text:span><text:span text:style-name="T51">Image files ALL OK</text:span></text:p>
      <text:p text:style-name="P9"/>
      <text:p text:style-name="P9"><text:tab/>1_Segment_driver</text:p>
      <text:p text:style-name="P46"><text:span text:style-name="T37"><text:tab/><text:tab/></text:span><text:span text:style-name="T39">Comments OK</text:span></text:p>
      <text:p text:style-name="P47"><text:tab/><text:tab/><text:span text:style-name="T40">Hex File<text:tab/>OK</text:span></text:p>
      <text:p text:style-name="P48"><text:tab/><text:tab/><text:span text:style-name="T48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43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43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43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43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3"/>
      <text:p text:style-name="P11">5_Interrupts<text:tab/><text:tab/><text:tab/><text:tab/><text:tab/><text:tab/><text:span text:style-name="T51">Image files all OK</text:span></text:p>
      <text:p text:style-name="P11"><text:tab/></text:p>
      <text:p text:style-name="P11"><text:tab/>1_Interrupt_basic</text:p>
      <text:p text:style-name="P13"><text:tab/><text:span text:style-name="T43"><text:tab/></text:span><text:span text:style-name="T14">Comments OK</text:span></text:p>
      <text:p text:style-name="P15"><text:soft-page-break/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4"/>
      <text:p text:style-name="P11"><text:tab/>2_Pin_Change_Interrupt</text:p>
      <text:p text:style-name="P13"><text:tab/><text:span text:style-name="T43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43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43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43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43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text:span text:style-name="T52"><text:tab/><text:tab/><text:tab/><text:tab/><text:tab/><text:tab/>Image files all OK</text:span></text:p>
      <text:p text:style-name="P40"/>
      <text:p text:style-name="P65"><text:tab/>A_Prime_numbers</text:p>
      <text:p text:style-name="P65"><text:tab/><text:tab/><text:span text:style-name="T44">Comments</text:span></text:p>
      <text:p text:style-name="P66"><text:tab/><text:tab/><text:span text:style-name="T40">Hex File<text:tab/>OK</text:span></text:p>
      <text:p text:style-name="P67"><text:tab/><text:tab/><text:span text:style-name="T48">PDF file<text:tab/>OK</text:span></text:p>
      <text:p text:style-name="P65"/>
      <text:p text:style-name="P65"><text:tab/>B_Prime_factors</text:p>
      <text:p text:style-name="P66"><text:tab/><text:tab/><text:span text:style-name="T44">Comments</text:span></text:p>
      <text:p text:style-name="P66"><text:tab/><text:tab/><text:span text:style-name="T40">Hex File<text:tab/>OK</text:span></text:p>
      <text:p text:style-name="P67"><text:tab/><text:tab/><text:span text:style-name="T48">PDF file<text:tab/>OK</text:span></text:p>
      <text:p text:style-name="P65"/>
      <text:p text:style-name="P65"><text:tab/>C_Prime_Num_array</text:p>
      <text:p text:style-name="P66"><text:tab/><text:tab/><text:span text:style-name="T44">Comments</text:span></text:p>
      <text:p text:style-name="P66"><text:tab/><text:tab/><text:span text:style-name="T40">Hex File<text:tab/>OK</text:span></text:p>
      <text:p text:style-name="P67"><text:tab/><text:tab/><text:span text:style-name="T48">PDF file<text:tab/>OK</text:span></text:p>
      <text:p text:style-name="P65"/>
      <text:p text:style-name="P65"><text:tab/>D_Prime_Factors_fast</text:p>
      <text:p text:style-name="P66"><text:tab/><text:tab/><text:span text:style-name="T44">Comments</text:span></text:p>
      <text:p text:style-name="P66"><text:tab/><text:tab/><text:span text:style-name="T40">Hex File<text:tab/>OK</text:span></text:p>
      <text:p text:style-name="P67"><text:tab/><text:tab/><text:span text:style-name="T48">PDF file<text:tab/>OK</text:span></text:p>
      <text:p text:style-name="P65"/>
      <text:p text:style-name="P65"><text:tab/>E_Prime_numbers_extra</text:p>
      <text:p text:style-name="P66"><text:soft-page-break/><text:tab/><text:tab/><text:span text:style-name="T44">Comments</text:span></text:p>
      <text:p text:style-name="P66"><text:tab/><text:tab/><text:span text:style-name="T40">Hex File<text:tab/>OK</text:span></text:p>
      <text:p text:style-name="P67"><text:tab/><text:tab/><text:span text:style-name="T48">PDF file<text:tab/>OK</text:span></text:p>
      <text:p text:style-name="P65"/>
      <text:p text:style-name="P41"/>
      <text:p text:style-name="P33">7_Timers<text:tab/><text:span text:style-name="T15"><text:tab/><text:tab/></text:span><text:span text:style-name="T51">Image files ALL OK</text:span></text:p>
      <text:p text:style-name="P36"/>
      <text:p text:style-name="P36"/>
      <text:p text:style-name="P79">7A_String_only_clock</text:p>
      <text:p text:style-name="P81"><text:tab/>Comments<text:tab/>OK</text:p>
      <text:p text:style-name="P82"><text:tab/><text:span text:style-name="T40">Hex File<text:tab/>OK</text:span></text:p>
      <text:p text:style-name="P83"><text:tab/><text:span text:style-name="T48">PDF file<text:tab/>OK</text:span></text:p>
      <text:p text:style-name="P79"/>
      <text:p text:style-name="P79">7B_calculator_based_clock</text:p>
      <text:p text:style-name="P81"><text:tab/>Comments<text:tab/>OK</text:p>
      <text:p text:style-name="P82"><text:tab/><text:span text:style-name="T40">Hex File<text:tab/>OK</text:span></text:p>
      <text:p text:style-name="P83"><text:tab/><text:span text:style-name="T48">PDF file<text:tab/>OK</text:span></text:p>
      <text:p text:style-name="P79"/>
      <text:p text:style-name="P79">7C_mini_OS_clock</text:p>
      <text:p text:style-name="P81"><text:tab/>Comments<text:tab/>OK</text:p>
      <text:p text:style-name="P82"><text:tab/><text:span text:style-name="T40">Hex File<text:tab/>OK</text:span></text:p>
      <text:p text:style-name="P83"><text:tab/><text:span text:style-name="T48">PDF file<text:tab/>OK<text:tab/><text:tab/>No typing needed</text:span></text:p>
      <text:p text:style-name="P79"/>
      <text:p text:style-name="P79">7D_mini_OS_clock_with_adjustment</text:p>
      <text:p text:style-name="P81"><text:tab/>Comments<text:tab/>OK</text:p>
      <text:p text:style-name="P82"><text:tab/><text:span text:style-name="T40">Hex File<text:tab/>OK</text:span></text:p>
      <text:p text:style-name="P83"><text:tab/><text:span text:style-name="T48">PDF file<text:tab/>OK<text:tab/><text:tab/>Only type in timer_utoa()</text:span></text:p>
      <text:p text:style-name="P79"/>
      <text:p text:style-name="P79">7E_Stand_a_lone_clock</text:p>
      <text:p text:style-name="P81"><text:tab/>Comments<text:tab/>OK</text:p>
      <text:p text:style-name="P82"><text:tab/><text:span text:style-name="T40">Hex File<text:tab/>OK</text:span></text:p>
      <text:p text:style-name="P83"><text:tab/><text:span text:style-name="T48">PDF file<text:tab/>OK</text:span></text:p>
      <text:p text:style-name="P83"/>
      <text:p text:style-name="P79">7F_Stop_watch</text:p>
      <text:p text:style-name="P81"><text:tab/>Comments<text:tab/>OK</text:p>
      <text:p text:style-name="P82"><text:tab/><text:span text:style-name="T40">Hex File<text:tab/>OK</text:span></text:p>
      <text:p text:style-name="P83"><text:tab/><text:span text:style-name="T48">PDF file<text:tab/>OK<text:tab/><text:tab/>No typing needed</text:span></text:p>
      <text:p text:style-name="P80"/>
      <text:p text:style-name="P31"/>
      <text:p text:style-name="P31"/>
      <text:p text:style-name="P31"/>
      <text:p text:style-name="P32">8_Input_from_switches<text:tab/><text:tab/><text:tab/><text:span text:style-name="T15"><text:tab/><text:tab/></text:span><text:span text:style-name="T51">Image files ALL OK</text:span></text:p>
      <text:p text:style-name="P30"/>
      <text:p text:style-name="P30"><text:tab/>1_String_from_IO</text:p>
      <text:p text:style-name="P31"><text:tab/><text:tab/><text:span text:style-name="T17">Comments</text:span></text:p>
      <text:p text:style-name="P68"><text:tab/><text:tab/><text:span text:style-name="T40">Hex File<text:tab/><text:tab/>OK</text:span></text:p>
      <text:p text:style-name="P69"><text:tab/><text:tab/> <text:span text:style-name="T48">PDF file<text:tab/>OK</text:span></text:p>
      <text:p text:style-name="P30"/>
      <text:p text:style-name="P30"><text:tab/>2_INT_from_IO</text:p>
      <text:p text:style-name="P31"><text:tab/><text:tab/><text:span text:style-name="T17">Comments</text:span></text:p>
      <text:p text:style-name="P68"><text:tab/><text:tab/><text:span text:style-name="T40">Hex File<text:tab/><text:tab/>OK</text:span></text:p>
      <text:p text:style-name="P69"><text:tab/><text:tab/> <text:span text:style-name="T48">PDF file<text:tab/>OK</text:span></text:p>
      <text:p text:style-name="P31"><text:soft-page-break/></text:p>
      <text:p text:style-name="P30"><text:tab/>3_Square_roots</text:p>
      <text:p text:style-name="P31"><text:tab/><text:tab/><text:span text:style-name="T17">Comments</text:span></text:p>
      <text:p text:style-name="P68"><text:tab/><text:tab/><text:span text:style-name="T40">Hex File<text:tab/><text:tab/>OK</text:span></text:p>
      <text:p text:style-name="P69"><text:tab/><text:tab/> <text:span text:style-name="T48">PDF file<text:tab/>OK</text:span></text:p>
      <text:p text:style-name="P31"/>
      <text:p text:style-name="P30"><text:tab/>4_Fraction_to_decimal</text:p>
      <text:p text:style-name="P31"><text:tab/><text:tab/><text:span text:style-name="T17">Comments</text:span></text:p>
      <text:p text:style-name="P68"><text:tab/><text:tab/><text:span text:style-name="T40">Hex File<text:tab/><text:tab/>OK</text:span></text:p>
      <text:p text:style-name="P69"><text:tab/><text:tab/> <text:span text:style-name="T48">PDF file<text:tab/>OK</text:span></text:p>
      <text:p text:style-name="P31"/>
      <text:p text:style-name="P30"><text:tab/>5_Calculator</text:p>
      <text:p text:style-name="P31"><text:tab/><text:tab/><text:span text:style-name="T17">Comments</text:span></text:p>
      <text:p text:style-name="P68"><text:tab/><text:tab/><text:span text:style-name="T40">Hex File<text:tab/><text:tab/>OK</text:span></text:p>
      <text:p text:style-name="P69"><text:tab/><text:tab/> <text:span text:style-name="T48">PDF file<text:tab/>OK</text:span></text:p>
      <text:p text:style-name="P31"/>
      <text:p text:style-name="P30"/>
      <text:p text:style-name="P30"/>
      <text:p text:style-name="P30"/>
      <text:p text:style-name="P30"/>
      <text:p text:style-name="P34">Final checks</text:p>
      <text:p text:style-name="P84"/>
      <text:p text:style-name="P34"><text:span text:style-name="T3"><text:tab/></text:span><text:span text:style-name="T52">0_project_zero</text:span></text:p>
      <text:p text:style-name="P30"><text:tab/><text:span text:style-name="T3"><text:tab/></text:span><text:span text:style-name="T28">Hex files<text:tab/><text:tab/><text:tab/></text:span><text:span text:style-name="T29">All OK</text:span></text:p>
      <text:p text:style-name="P70"><text:tab/><text:tab/><text:span text:style-name="T53">PDF files<text:tab/><text:tab/><text:tab/>Not checked</text:span></text:p>
      <text:p text:style-name="P70"><text:tab/><text:tab/><text:span text:style-name="T53">Image files<text:tab/><text:tab/><text:tab/>All OK</text:span></text:p>
      <text:p text:style-name="P70"/>
      <text:p text:style-name="P86"><text:tab/><text:span text:style-name="T38">1_first_project</text:span></text:p>
      <text:p text:style-name="P87"><text:span text:style-name="T28"><text:tab/><text:tab/>Hex files<text:tab/><text:tab/><text:tab/></text:span><text:span text:style-name="T29">All OK</text:span></text:p>
      <text:p text:style-name="P86"><text:tab/><text:tab/><text:span text:style-name="T53">PDF files<text:tab/><text:tab/><text:tab/>Not checked</text:span></text:p>
      <text:p text:style-name="P86"><text:tab/><text:tab/><text:span text:style-name="T53">Image files<text:tab/><text:tab/><text:tab/>All OK</text:span></text:p>
      <text:p text:style-name="P86"/>
      <text:p text:style-name="P88">2_binary_and_bit_operations</text:p>
      <text:p text:style-name="P86"><text:span text:style-name="T38"><text:tab/></text:span></text:p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19T16:35:45.697000000</dc:date>
    <meta:editing-duration>P1DT3H46M31S</meta:editing-duration>
    <meta:editing-cycles>89</meta:editing-cycles>
    <meta:document-statistic meta:table-count="0" meta:image-count="0" meta:object-count="0" meta:page-count="8" meta:paragraph-count="259" meta:word-count="725" meta:character-count="5251" meta:non-whitespace-character-count="4336"/>
  </office:meta>
</office:document-meta>
</file>